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x</text:p>
          </table:table-cell>
          <table:table-cell table:style-name="ce1" office:value-type="float" office:value="86.3495431486133" calcext:value-type="float">
            <text:p>86.3495431486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</text:p>
          </table:table-cell>
          <table:table-cell table:style-name="ce1" office:value-type="float" office:value="17.6376495950334" calcext:value-type="float">
            <text:p>17.63764959503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z</text:p>
          </table:table-cell>
          <table:table-cell table:style-name="ce1" office:value-type="string" calcext:value-type="string">
            <text:p>12.478795177267292​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Floored NNN</text:p>
          </table:table-cell>
          <table:table-cell table:style-name="ce2" office:value-type="string" calcext:value-type="string">
            <text:p>LLL (Å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xL_xLx​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97.939255463686" calcext:value-type="float">
            <text:p>497.9392554636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yL_yLy​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0.484904590275" calcext:value-type="float">
            <text:p>120.4849045902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zL_zLz​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0.235834833518" calcext:value-type="float">
            <text:p>120.235834833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09:27:32.994137378</meta:creation-date>
    <dc:date>2025-04-30T09:30:13.418711891</dc:date>
    <meta:editing-duration>PT2M41S</meta:editing-duration>
    <meta:editing-cycles>1</meta:editing-cycles>
    <meta:document-statistic meta:table-count="1" meta:cell-count="18" meta:object-count="0"/>
    <meta:generator>LibreOffice/7.4.7.2$Linux_X86_64 LibreOffice_project/40$Build-2</meta:generator>
  </office:meta>
</office:document-meta>
</file>